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6.2cm"/>
    </style:style>
    <style:style style:name="gr2" style:family="graphic" style:parent-style-name="standard">
      <style:graphic-properties draw:textarea-horizontal-align="justify" draw:textarea-vertical-align="middle" draw:auto-grow-height="false" fo:min-height="0.676cm" fo:min-width="3.7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3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3.402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7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13" style:family="graphic" style:parent-style-name="standard">
      <style:graphic-properties draw:textarea-horizontal-align="justify" draw:textarea-vertical-align="middle" draw:auto-grow-height="false" fo:min-height="0.65cm" fo:min-width="5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7" draw:id="id7" draw:layer="layout" svg:width="6.7cm" svg:height="1.2cm" svg:x="6.5cm" svg:y="3.5cm">
          <text:p text:style-name="P1">Parar</text:p>
          <text:p text:style-name="P1">Orientar sensor a 90º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6cm" svg:height="1cm" svg:x="7.5cm" svg:y="1.4cm">
          <text:p text:style-name="P1">Robot con serv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.775cm" svg:y1="2.4cm" svg:x2="9.725cm" svg:y2="3.5cm" svg:d="M9775 2400v551h-50v549" svg:viewBox="0 0 51 1101">
          <text:p/>
        </draw:connector>
        <draw:custom-shape draw:style-name="gr4" draw:text-style-name="P1" xml:id="id8" draw:id="id8" draw:layer="layout" svg:width="5.7cm" svg:height="2.8cm" svg:x="10.9cm" svg:y="9.5cm">
          <text:p text:style-name="P1"><text:s text:c="2"/>x_max&lt;20 cm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2" draw:layer="layout" svg:width="1.9cm" svg:height="0.962cm" svg:x="13.8cm" svg:y="12.638cm">
          <draw:text-box>
            <text:p>sí</text:p>
          </draw:text-box>
        </draw:frame>
        <draw:frame draw:style-name="gr6" draw:text-style-name="P2" draw:layer="layout" svg:width="1.5cm" svg:height="1.2cm" svg:x="9.7cm" svg:y="10cm">
          <draw:text-box>
            <text:p>No</text:p>
          </draw:text-box>
        </draw:frame>
        <draw:custom-shape draw:style-name="gr2" draw:text-style-name="P1" draw:layer="layout" svg:width="4.6cm" svg:height="1cm" svg:x="1.75cm" svg:y="17.5cm">
          <text:p text:style-name="P1">salvaobstácul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4" draw:id="id4" draw:layer="layout" svg:width="5.1cm" svg:height="1.3cm" svg:x="11.2cm" svg:y="14.1cm">
          <text:p text:style-name="P1">salvaobstáculo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" xml:id="id1" draw:id="id1" draw:layer="layout" svg:width="2.9cm" svg:height="0.9cm" svg:x="2.6cm" svg:y="18.85cm">
          <text:p text:style-name="P1">par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" draw:id="id2" draw:layer="layout" svg:width="2.9cm" svg:height="0.9cm" svg:x="2.6cm" svg:y="20.3cm">
          <text:p text:style-name="P1">gir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4.6cm" svg:height="1cm" svg:x="1.75cm" svg:y="23.2cm">
          <text:p text:style-name="P1">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4.032cm" svg:y1="18.5cm" svg:x2="4.05cm" svg:y2="18.85cm" draw:end-shape="id1" draw:end-glue-point="4" svg:d="M4032 18500v-151h18v501" svg:viewBox="0 0 19 502">
          <text:p/>
        </draw:connector>
        <draw:connector draw:style-name="gr3" draw:text-style-name="P1" draw:layer="layout" svg:x1="4.05cm" svg:y1="19.75cm" svg:x2="4.05cm" svg:y2="20.3cm" draw:start-shape="id1" draw:start-glue-point="6" draw:end-shape="id2" draw:end-glue-point="4" svg:d="M4050 19750v550" svg:viewBox="0 0 1 551">
          <text:p/>
        </draw:connector>
        <draw:connector draw:style-name="gr3" draw:text-style-name="P1" draw:layer="layout" svg:x1="4.05cm" svg:y1="21.2cm" svg:x2="4.05cm" svg:y2="21.7cm" draw:start-shape="id2" draw:start-glue-point="6" draw:end-shape="id3" draw:end-glue-point="4" svg:d="M4050 21200v500" svg:viewBox="0 0 1 501">
          <text:p/>
        </draw:connector>
        <draw:connector draw:style-name="gr3" draw:text-style-name="P1" draw:layer="layout" draw:line-skew="0cm 7.625cm" svg:x1="13.75cm" svg:y1="15.4cm" svg:x2="9.8cm" svg:y2="5.051cm" draw:start-shape="id4" draw:start-glue-point="2" draw:end-shape="id5" draw:end-glue-point="0" svg:d="M13750 15400v502h4400v-10851h-8350" svg:viewBox="0 0 8351 10852">
          <text:p/>
        </draw:connector>
        <draw:frame draw:style-name="gr9" draw:text-style-name="P2" draw:layer="layout" svg:width="7.707cm" svg:height="0.962cm" svg:x="9.493cm" svg:y="16.638cm">
          <draw:text-box>
            <text:p>X = distancia al obstáculo</text:p>
          </draw:text-box>
        </draw:frame>
        <draw:custom-shape draw:style-name="gr1" draw:text-style-name="P1" xml:id="id6" draw:id="id6" draw:layer="layout" svg:width="6.7cm" svg:height="1.2cm" svg:x="6.4cm" svg:y="5.4cm">
          <text:p text:style-name="P1">Medir x45, x90, x13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9" draw:id="id9" draw:layer="layout" svg:width="7.8cm" svg:height="1.2cm" svg:x="5.4cm" svg:y="7.3cm">
          <text:p text:style-name="P1">calcular x_max, pos_x_ma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0" draw:id="id10" draw:layer="layout" svg:width="6.9cm" svg:height="1.2cm" svg:x="2.8cm" svg:y="10.3cm">
          <text:p text:style-name="P1">Orientar a pos_x_ma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11" draw:id="id11" draw:layer="layout" svg:width="4.1cm" svg:height="1.2cm" svg:x="4.2cm" svg:y="12.2cm">
          <text:p text:style-name="P1">adelan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xml:id="id5" draw:id="id5" draw:layer="layout" svg:x1="9.75cm" svg:y1="5.4cm" svg:x2="9.85cm" svg:y2="4.7cm" draw:start-shape="id6" draw:start-glue-point="4" draw:end-shape="id7" draw:end-glue-point="6" svg:d="M9750 5400v-349h100v-351" svg:viewBox="0 0 101 701">
          <text:p/>
        </draw:connector>
        <draw:connector draw:style-name="gr3" draw:text-style-name="P1" draw:layer="layout" svg:x1="13.75cm" svg:y1="12.3cm" svg:x2="13.75cm" svg:y2="14.1cm" draw:start-shape="id8" draw:start-glue-point="6" draw:end-shape="id4" draw:end-glue-point="0" svg:d="M13750 12300v1800" svg:viewBox="0 0 1 1801">
          <text:p/>
        </draw:connector>
        <draw:connector draw:style-name="gr3" draw:text-style-name="P1" draw:layer="layout" draw:line-skew="-3.902cm -3.302cm" svg:x1="9.3cm" svg:y1="8.5cm" svg:x2="13.75cm" svg:y2="9.5cm" draw:start-shape="id9" draw:start-glue-point="6" draw:end-shape="id8" draw:end-glue-point="4" svg:d="M9300 8500v400h4500v99h-50v501" svg:viewBox="0 0 4501 1001">
          <text:p/>
        </draw:connector>
        <draw:connector draw:style-name="gr3" draw:text-style-name="P1" draw:layer="layout" svg:x1="10.9cm" svg:y1="10.9cm" svg:x2="9.7cm" svg:y2="10.9cm" draw:start-shape="id8" draw:start-glue-point="5" draw:end-shape="id10" draw:end-glue-point="7" svg:d="M10900 10900h-1200" svg:viewBox="0 0 1201 1">
          <text:p/>
        </draw:connector>
        <draw:connector draw:style-name="gr3" draw:text-style-name="P1" draw:layer="layout" svg:x1="6.25cm" svg:y1="12.2cm" svg:x2="6.25cm" svg:y2="11.5cm" draw:start-shape="id11" draw:start-glue-point="4" draw:end-shape="id10" draw:end-glue-point="6" svg:d="M6250 12200v-700" svg:viewBox="0 0 1 701">
          <text:p/>
        </draw:connector>
        <draw:connector draw:style-name="gr3" draw:text-style-name="P1" draw:layer="layout" draw:line-skew="0cm -6.726cm" svg:x1="6.25cm" svg:y1="13.4cm" svg:x2="9.8cm" svg:y2="5.051cm" draw:start-shape="id11" draw:start-glue-point="6" draw:end-shape="id5" draw:end-glue-point="0" svg:d="M6250 13400v502h-3950v-8851h7500" svg:viewBox="0 0 7501 8852">
          <text:p/>
        </draw:connector>
        <draw:connector draw:style-name="gr3" draw:text-style-name="P1" draw:layer="layout" svg:x1="9.75cm" svg:y1="6.6cm" svg:x2="9.3cm" svg:y2="7.3cm" draw:start-shape="id6" draw:start-glue-point="6" draw:end-shape="id9" draw:end-glue-point="4" svg:d="M9750 6600v351h-450v349" svg:viewBox="0 0 451 701">
          <text:p/>
        </draw:connector>
        <draw:custom-shape draw:style-name="gr13" draw:text-style-name="P1" xml:id="id3" draw:id="id3" draw:layer="layout" svg:width="5.9cm" svg:height="0.9cm" svg:x="1.1cm" svg:y="21.7cm">
          <text:p text:style-name="P1">Atrás y gira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05cm" svg:y1="23.2cm" svg:x2="4.05cm" svg:y2="22.6cm" draw:start-shape="id12" draw:start-glue-point="4" draw:end-shape="id3" draw:end-glue-point="6" svg:d="M4050 23200v-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2:44.369000000</meta:creation-date>
    <dc:date>2018-04-30T19:05:20.984000000</dc:date>
    <meta:editing-duration>PT11M40S</meta:editing-duration>
    <meta:editing-cycles>2</meta:editing-cycles>
    <meta:generator>LibreOffice/5.0.2.2$Windows_x86 LibreOffice_project/37b43f919e4de5eeaca9b9755ed688758a8251fe</meta:generator>
    <meta:document-statistic meta:object-count="29"/>
  </office:meta>
</office:document-meta>
</file>